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able_20_Heading">
      <style:paragraph-properties fo:text-align="center" style:justify-single-word="false" fo:padding="0cm" fo:border="none"/>
      <style:text-properties fo:font-size="9.75pt"/>
    </style:style>
    <style:style style:name="P2" style:family="paragraph" style:parent-style-name="Standard" style:list-style-name="L1"/>
    <style:style style:name="P3" style:family="paragraph" style:parent-style-name="Standard" style:list-style-name="L2"/>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bParser minh họa cách lấy thông tin chứng khoán từ trang web. Chương trình dùng thư viện HtmlUnit để phân tích nội dung trang web của một công ty chứng khoán để lấy dữ liệu.</text:p>
      <text:p text:style-name="Standard"/>
      <text:h text:style-name="Heading_20_1" text:outline-level="1">Chức năng chính:</text:h>
      <text:list xml:id="list2031340419" text:style-name="L1">
        <text:list-item>
          <text:p text:style-name="P2">Tra cứu giá cổ phiếu trên trang <text:a xlink:type="simple" xlink:href="http://www.dvsc.com.vn/">http://www.dvsc.com.vn</text:a> <text:s/>và cung cấp API cho người lập trình để lấy giá cổ phiếu.</text:p>
          <text:p text:style-name="P2"/>
        </text:list-item>
      </text:list>
      <text:p text:style-name="Standard">Open-Ones Group</text:p>
      <text:p text:style-name="Standard">Lê Ngọc Thạ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20T22:14:55</meta:creation-date>
    <dc:date>2011-10-21T01:21:37</dc:date>
    <meta:editing-duration>PT2H23M55S</meta:editing-duration>
    <meta:editing-cycles>4</meta:editing-cycles>
    <meta:generator>OpenOffice.org/3.3$Linux OpenOffice.org_project/330m20$Build-9567</meta:generator>
    <meta:document-statistic meta:table-count="0" meta:image-count="0" meta:object-count="0" meta:page-count="1" meta:paragraph-count="5" meta:word-count="65" meta:character-count="332"/>
  </office:meta>
</office:document-meta>
</file>